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4cm" table:align="margins"/>
    </style:style>
    <style:style style:name="表1.A" style:family="table-column">
      <style:table-column-properties style:column-width="4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3.996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9.102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4cm" table:align="margins"/>
    </style:style>
    <style:style style:name="表3.A" style:family="table-column">
      <style:table-column-properties style:column-width="6.999cm" style:rel-column-width="32767*"/>
    </style:style>
    <style:style style:name="表3.B" style:family="table-column">
      <style:table-column-properties style:column-width="7.001cm" style:rel-column-width="3276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e0029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a35867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e0029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e0029" style:font-name-asian="IPA明朝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9e0029" officeooo:paragraph-rsid="009e0029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9fd7bd" officeooo:paragraph-rsid="009fd7bd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a35867" officeooo:paragraph-rsid="00a35867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a405f0" officeooo:paragraph-rsid="00a405f0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a5a2ef" officeooo:paragraph-rsid="00a5a2ef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e0029" style:font-name-asian="IPA明朝" style:font-size-asian="22pt" style:font-size-complex="25.1000003814697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952bf" style:font-name-asian="IPA明朝" style:font-size-asian="22pt" style:font-size-complex="25.1000003814697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a35867" style:font-name-asian="IPA明朝" style:font-size-asian="22pt" style:font-size-complex="25.1000003814697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85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86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87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88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P89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24pt" officeooo:rsid="009e0029" officeooo:paragraph-rsid="009e0029" style:font-size-asian="24pt" style:font-size-complex="24pt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24pt" officeooo:rsid="00a35867" officeooo:paragraph-rsid="00a35867" style:font-size-asian="24pt" style:font-size-complex="24pt"/>
    </style:style>
    <style:style style:name="P97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e0029" style:font-name-asian="IPA明朝" style:font-size-asian="22pt" style:font-size-complex="25.1000003814697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25.1000003814697pt" officeooo:rsid="009e0029" officeooo:paragraph-rsid="009952bf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style:style style:name="T29" style:family="text">
      <style:text-properties officeooo:rsid="009e0029"/>
    </style:style>
    <style:style style:name="T30" style:family="text">
      <style:text-properties officeooo:rsid="009fd7bd"/>
    </style:style>
    <style:style style:name="T31" style:family="text">
      <style:text-properties officeooo:rsid="00a1b592"/>
    </style:style>
    <style:style style:name="T32" style:family="text">
      <style:text-properties officeooo:rsid="00a35867"/>
    </style:style>
    <style:style style:name="T33" style:family="text">
      <style:text-properties officeooo:rsid="00a6b728"/>
    </style:style>
    <style:style style:name="T34" style:family="text">
      <style:text-properties fo:font-size="25.1000003814697pt" officeooo:rsid="002df389" style:font-size-asian="22pt" style:font-size-complex="25.1000003814697pt"/>
    </style:style>
    <style:style style:name="T35" style:family="text">
      <style:text-properties fo:font-size="25.1000003814697pt" officeooo:rsid="009952bf" style:font-size-asian="22pt" style:font-size-complex="25.100000381469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 script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もくじ</text:p>
      <text:p text:style-name="P3"/>
      <text:list xml:id="list2300479959" text:style-name="L1">
        <text:list-item>
          <text:p text:style-name="P90">基本構文</text:p>
        </text:list-item>
        <text:list-item>
          <text:p text:style-name="P91">コメント</text:p>
        </text:list-item>
        <text:list-item>
          <text:p text:style-name="P90">定数</text:p>
        </text:list-item>
        <text:list-item>
          <text:p text:style-name="P90">変数</text:p>
        </text:list-item>
        <text:list-item>
          <text:p text:style-name="P90">出力</text:p>
        </text:list-item>
        <text:list-item>
          <text:p text:style-name="P90">算術</text:p>
        </text:list-item>
        <text:list-item>
          <text:p text:style-name="P90">比較</text:p>
        </text:list-item>
        <text:list-item>
          <text:p text:style-name="P90">複合代入演算子</text:p>
        </text:list-item>
        <text:list-item>
          <text:p text:style-name="P91">if文</text:p>
        </text:list-item>
        <text:list-item>
          <text:p text:style-name="P91">switch文</text:p>
        </text:list-item>
        <text:list-item>
          <text:p text:style-name="P91">for文</text:p>
        </text:list-item>
        <text:list-item>
          <text:p text:style-name="P91">while文</text:p>
        </text:list-item>
        <text:list-item>
          <text:p text:style-name="P91">continue文</text:p>
        </text:list-item>
        <text:list-item>
          <text:p text:style-name="P90">関数</text:p>
        </text:list-item>
        <text:list-item>
          <text:p text:style-name="P90">アロー関数</text:p>
        </text:list-item>
        <text:list-item>
          <text:p text:style-name="P92">DOM</text:p>
        </text:list-item>
        <text:list-item>
          <text:p text:style-name="P92">イベント</text:p>
        </text:list-item>
        <text:list-item>
          <text:p text:style-name="P93"><text:soft-page-break/>配列</text:p>
        </text:list-item>
        <text:list-item>
          <text:p text:style-name="P94">JSON</text:p>
        </text:list-item>
        <text:list-item>
          <text:p text:style-name="P95">Ajax通信</text:p>
        </text:list-item>
        <text:list-item>
          <text:p text:style-name="P96">fetch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2"><text:soft-page-break/>1.基本構文</text:p>
      <text:p text:style-name="P83"/>
      <text:p text:style-name="P33">&lt;!DOCTYPE html&gt;</text:p>
      <text:p text:style-name="P33">&lt;html&gt;</text:p>
      <text:p text:style-name="P33">&lt;head&gt;</text:p>
      <text:p text:style-name="P33"><text:tab/>&lt;meta charset=”UTF-8&gt;<text:tab/><text:tab/><text:tab/>&lt;!-- フォントの指定 --&gt;</text:p>
      <text:p text:style-name="P33"><text:tab/>&lt;title&gt;タイトル&lt;/title&gt;<text:tab/><text:tab/><text:tab/>&lt;!-- HPのタイトル --&gt;</text:p>
      <text:p text:style-name="P32"><text:tab/><text:span text:style-name="T3">&lt;link rel=”stylesheet” href=”style.css”/&gt;<text:tab/>&lt;!-- cssファイルの指定 --&gt;</text:span></text:p>
      <text:p text:style-name="P32"><text:tab/><text:span text:style-name="T3">&lt;script src=”main.js” defer&gt;&lt;/script&gt;<text:tab/><text:tab/>&lt;!-- javascriptファイルの指定 --&gt;</text:span></text:p>
      <text:p text:style-name="P33">&lt;/head&gt;</text:p>
      <text:p text:style-name="P33">&lt;body&gt;</text:p>
      <text:p text:style-name="P33">&lt;/bocy&gt;</text:p>
      <text:p text:style-name="P33">&lt;/html&gt;</text:p>
      <text:p text:style-name="P33"/>
      <text:p text:style-name="P33">※deferは、htmlファイルを読み込み後、最後にjavascriptを実行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2.コメント</text:p>
      <text:p text:style-name="P4"/>
      <text:p text:style-name="P34"/>
      <text:p text:style-name="P17">// :一行コメント</text:p>
      <text:p text:style-name="P17"/>
      <text:p text:style-name="P17">/* */ :複数行コメント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3.定数</text:p>
      <text:p text:style-name="P15"/>
      <text:p text:style-name="P33">const a = 10;</text:p>
      <text:p text:style-name="P33">console.log(a);</text:p>
      <text:p text:style-name="P33"/>
      <text:p text:style-name="P33">&gt;&gt; 1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.変数</text:p>
      <text:p text:style-name="P15"/>
      <text:p text:style-name="P35">let b = 10;</text:p>
      <text:p text:style-name="P35">b = 20;</text:p>
      <text:p text:style-name="P35">console.log(b);</text:p>
      <text:p text:style-name="P35"/>
      <text:p text:style-name="P35">&gt;&gt; 20</text:p>
      <text:p text:style-name="P35"/>
      <text:p text:style-name="P35">※<text:span text:style-name="T8">varも変数として使えるが、ブロックスコープがはたらかないので、let推奨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5.出力</text:p>
      <text:p text:style-name="P18"/>
      <text:p text:style-name="P35">console.log(“hello);<text:tab/><text:tab/><text:tab/>// ブラウザのコンソールに出力</text:p>
      <text:p text:style-name="P35"/>
      <text:p text:style-name="P35">arlert(“hello”);<text:tab/><text:tab/><text:tab/><text:tab/>// ブラウザのアラートに出力</text:p>
      <text:p text:style-name="P3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<text:span text:style-name="T2">6</text:span>.算術</text:p>
      <text:p text:style-name="P19"/>
      <text:p text:style-name="P35">console.log(1 + 2);<text:tab/><text:tab/><text:tab/>// 足し算</text:p>
      <text:p text:style-name="P35">&gt;&gt; 3</text:p>
      <text:p text:style-name="P35"/>
      <text:p text:style-name="P35">console.log(3 – 2);<text:tab/><text:tab/><text:tab/>// 引き算</text:p>
      <text:p text:style-name="P35">&gt;&gt; 1</text:p>
      <text:p text:style-name="P35"/>
      <text:p text:style-name="P35">console.log(2 * 2);<text:tab/><text:tab/><text:tab/>// 掛け算</text:p>
      <text:p text:style-name="P35">&gt;&gt; 4</text:p>
      <text:p text:style-name="P35"/>
      <text:p text:style-name="P35">cosole.log(6 / 3);<text:tab/><text:tab/><text:tab/>// 割り算</text:p>
      <text:p text:style-name="P35">&gt;&gt; 2</text:p>
      <text:p text:style-name="P35"/>
      <text:p text:style-name="P35">console.log(8 % 3);<text:tab/><text:tab/>// 割り算の余り</text:p>
      <text:p text:style-name="P35">&gt;&gt; 2</text:p>
      <text:p text:style-name="P35"/>
      <text:p text:style-name="P35">console.log(2 ** 3);<text:tab/><text:tab/>// べき乗</text:p>
      <text:p text:style-name="P35">&gt;&gt; 8</text:p>
      <text:p text:style-name="P3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<text:span text:style-name="T2">7</text:span>.比較</text:p>
      <text:p text:style-name="P21"/>
      <text:p text:style-name="P36">値１<text:span text:style-name="T4">== 値２;<text:tab/><text:tab/><text:tab/>// 値１と値２が等しいかどうか</text:span></text:p>
      <text:p text:style-name="P36"/>
      <text:p text:style-name="P36">値１ <text:span text:style-name="T4">=== 値２;<text:tab/><text:tab/>// 値１と値２が等しく、型も同じかどうか</text:span></text:p>
      <text:p text:style-name="P36"/>
      <text:p text:style-name="P35">値１ != 値２;<text:tab/><text:tab/><text:tab/>// 値１と値２が等しくないかどうか</text:p>
      <text:p text:style-name="P35"/>
      <text:p text:style-name="P35">値１ !== 値２;<text:tab/><text:tab/>// 値１と値２が等しくない、また、型が異なるかどうか</text:p>
      <text:p text:style-name="P35"/>
      <text:p text:style-name="P35">値１ &lt; 値２;<text:tab/><text:tab/><text:tab/>// 値１が値２より小さいかどうか</text:p>
      <text:p text:style-name="P35"/>
      <text:p text:style-name="P35">値１ &lt;= 値２;<text:tab/><text:tab/>// 値１が値２以下かどうか</text:p>
      <text:p text:style-name="P35"/>
      <text:p text:style-name="P35">値１ &gt; 値２;<text:tab/><text:tab/><text:tab/>// 値１が値２より大きいかどうか</text:p>
      <text:p text:style-name="P35"/>
      <text:p text:style-name="P35">値１ &gt;= 値２;<text:tab/><text:tab/>// 値１が値２以上かどうか</text:p>
      <text:p text:style-name="P35"/>
      <text:p text:style-name="P35"/>
      <text:p text:style-name="P35">※ == と === の違いについて</text:p>
      <text:p text:style-name="P35"/>
      <text:p text:style-name="P35">10 == “10”<text:tab/><text:tab/>結果:True（型を調べないので同じ数値と判断する)</text:p>
      <text:p text:style-name="P35">10 === “10”<text:tab/><text:tab/>結果;False（型を調べて、違う方と判断する）</text:p>
      <text:p text:style-name="P3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<text:span text:style-name="T2">8</text:span>.複合代入演算子</text:p>
      <text:p text:style-name="P19"/>
      <text:p text:style-name="P43">x = y;<text:tab/><text:tab/><text:tab/>// x = y</text:p>
      <text:p text:style-name="P43"/>
      <text:p text:style-name="P43">x += y;<text:tab/><text:tab/>// x = x + y</text:p>
      <text:p text:style-name="P43"/>
      <text:p text:style-name="P43">x -= y;<text:tab/><text:tab/>// x = x – y</text:p>
      <text:p text:style-name="P43"/>
      <text:p text:style-name="P43">x *= y;<text:tab/><text:tab/>// x = x * y</text:p>
      <text:p text:style-name="P43"/>
      <text:p text:style-name="P43">x **= y;<text:tab/><text:tab/>// x = x ** y</text:p>
      <text:p text:style-name="P43"/>
      <text:p text:style-name="P43">x /= y;<text:tab/><text:tab/>// x = x / y</text:p>
      <text:p text:style-name="P43"/>
      <text:p text:style-name="P43">x %=y;<text:tab/><text:tab/>// x = x % y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<text:soft-page-break/><text:span text:style-name="T2">9</text:span>.<text:span text:style-name="T5">if文</text:span></text:p>
      <text:p text:style-name="P20"/>
      <text:p text:style-name="P38">if (a = 1) {<text:tab/><text:tab/><text:tab/><text:tab/><text:tab/><text:tab/><text:tab/>// if (条件１) {</text:p>
      <text:p text:style-name="P38"><text:tab/>console.log(“hello”);<text:tab/><text:tab/><text:tab/><text:tab/>//<text:tab/>処理１;</text:p>
      <text:p text:style-name="P38">}<text:tab/><text:tab/><text:tab/><text:tab/><text:tab/><text:tab/><text:tab/><text:tab/>// }</text:p>
      <text:p text:style-name="P38">else if (a == 2) {<text:tab/><text:tab/><text:tab/><text:tab/><text:tab/><text:tab/>// else if (条件２) {</text:p>
      <text:p text:style-name="P38"><text:tab/>console.log(“こんにちは”);<text:tab/><text:tab/><text:tab/>//<text:tab/>処理２;</text:p>
      <text:p text:style-name="P38">}<text:tab/><text:tab/><text:tab/><text:tab/><text:tab/><text:tab/><text:tab/><text:tab/>// }</text:p>
      <text:p text:style-name="P38">else {<text:tab/><text:tab/><text:tab/><text:tab/><text:tab/><text:tab/><text:tab/><text:tab/>// else {</text:p>
      <text:p text:style-name="P38"><text:tab/>console.log(“aの数値が正しくないです”);<text:tab/>// <text:tab/>処理3;</text:p>
      <text:p text:style-name="P38">}<text:tab/><text:tab/><text:tab/><text:tab/><text:tab/><text:tab/><text:tab/><text:tab/>// }<text:tab/><text:tab/><text:tab/></text:p>
      <text:p text:style-name="P37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">10</text:span>.<text:span text:style-name="T5">switch文</text:span></text:p>
      <text:p text:style-name="P25"/>
      <text:p text:style-name="P38">let abcd = “りんご”;<text:tab/><text:tab/><text:tab/><text:tab/><text:tab/>// 変数、または、定数にswitch文で</text:p>
      <text:p text:style-name="P38"><text:tab/><text:tab/><text:tab/><text:tab/><text:tab/><text:tab/><text:tab/><text:tab/>// 分岐に使うキーを代入</text:p>
      <text:p text:style-name="P38">switch (abcd) {<text:tab/><text:tab/><text:tab/><text:tab/><text:tab/><text:tab/>// switch (式) {</text:p>
      <text:p text:style-name="P38"><text:tab/>case “りんご”:<text:tab/><text:tab/><text:tab/><text:tab/><text:tab/>// case 値１:</text:p>
      <text:p text:style-name="P38"><text:tab/><text:tab/>console.log(“これはりんごです”);<text:tab/>// 処理１</text:p>
      <text:p text:style-name="P38"><text:tab/><text:tab/>break;<text:tab/><text:tab/><text:tab/><text:tab/><text:tab/><text:tab/>// breakで処理を終了</text:p>
      <text:p text:style-name="P38"><text:tab/>case “いちご”:<text:tab/><text:tab/><text:tab/><text:tab/><text:tab/>// case 値２:</text:p>
      <text:p text:style-name="P38"><text:tab/><text:tab/>console.log(“これはいちごです”);<text:tab/>// 処理２</text:p>
      <text:p text:style-name="P38"><text:tab/><text:tab/>break;<text:tab/><text:tab/><text:tab/><text:tab/><text:tab/><text:tab/>// breakで処理を終了</text:p>
      <text:p text:style-name="P38"><text:tab/>default:<text:tab/><text:tab/><text:tab/><text:tab/><text:tab/><text:tab/>// どのcaseを満たさなかった場合</text:p>
      <text:p text:style-name="P38"><text:tab/><text:tab/>console.log(“他の果物です”);<text:tab/><text:tab/>// 処理３</text:p>
      <text:p text:style-name="P38"><text:tab/><text:tab/>break;<text:tab/><text:tab/><text:tab/><text:tab/><text:tab/><text:tab/>// breakで処理を終了</text:p>
      <text:p text:style-name="P38">}<text:tab/><text:tab/><text:tab/><text:tab/><text:tab/><text:tab/><text:tab/><text:tab/>// }</text:p>
      <text:p text:style-name="P38"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1<text:span text:style-name="T2">1</text:span>.<text:span text:style-name="T6">for文</text:span></text:p>
      <text:p text:style-name="P27"/>
      <text:p text:style-name="P39">for (let i = 0; i &lt; 10; i++) {<text:tab/>// for (初期化処理; 反復の条件; 反復の終わりの処理) {</text:p>
      <text:p text:style-name="P39"><text:tab/>console.log(i);<text:tab/><text:tab/>// <text:tab/>反復処理;</text:p>
      <text:p text:style-name="P39">}<text:tab/><text:tab/><text:tab/><text:tab/><text:tab/>// 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"><text:soft-page-break/>1<text:span text:style-name="T2">2</text:span>.<text:span text:style-name="T1">while文</text:span></text:p>
      <text:p text:style-name="P27"/>
      <text:p text:style-name="P39">let abc = 0;<text:tab/><text:tab/><text:tab/><text:tab/>// 初期化処理</text:p>
      <text:p text:style-name="P39">while (abc &lt; 10) {<text:tab/><text:tab/><text:tab/>// while (反復の条件) {</text:p>
      <text:p text:style-name="P39"><text:tab/>console.log(abc);<text:tab/><text:tab/>// <text:tab/>反復処理;</text:p>
      <text:p text:style-name="P39"><text:tab/>abc += 1;<text:tab/><text:tab/><text:tab/>//<text:tab/>反復の終わりの処理;</text:p>
      <text:p text:style-name="P39">}<text:tab/><text:tab/><text:tab/><text:tab/><text:tab/>// }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"/>
      <text:p text:style-name="P11"/>
      <text:p text:style-name="P11"/>
      <text:p text:style-name="P11"/>
      <text:p text:style-name="P11"/>
      <text:p text:style-name="P11"><text:soft-page-break/>1<text:span text:style-name="T2">3.continue文</text:span></text:p>
      <text:p text:style-name="P28"/>
      <text:p text:style-name="P39">for (let i = 0; i &lt; 10; i++) {<text:tab/><text:tab/>// for文</text:p>
      <text:p text:style-name="P39"><text:tab/>if (I % 2) {<text:tab/><text:tab/><text:tab/><text:tab/>// もし偶数なら</text:p>
      <text:p text:style-name="P39"><text:tab/><text:tab/>continue;<text:tab/><text:tab/><text:tab/>// 処理を終了しfor文の次のしょりに移る</text:p>
      <text:p text:style-name="P39"><text:tab/>}<text:tab/><text:tab/><text:tab/><text:tab/><text:tab/></text:p>
      <text:p text:style-name="P39"><text:tab/>console.log(i);<text:tab/><text:tab/><text:tab/>// 奇数を表示</text:p>
      <text:p text:style-name="P39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oft-page-break/>1<text:span text:style-name="T2">4.関数</text:span></text:p>
      <text:p text:style-name="P28"/>
      <text:p text:style-name="P39">function kansuu1(a) {<text:tab/><text:tab/>// fanction 関数名 (引数名) {</text:p>
      <text:p text:style-name="P39"><text:tab/>const abc = a + 2;<text:tab/><text:tab/>// <text:tab/>処理;</text:p>
      <text:p text:style-name="P39"><text:tab/>return abc;<text:tab/><text:tab/><text:tab/>//<text:tab/>return 処理の実行結果;</text:p>
      <text:p text:style-name="P39">}</text:p>
      <text:p text:style-name="P39"/>
      <text:p text:style-name="P39">cosole.log(kansuu1(3));<text:tab/><text:tab/>// 関数を呼び出し実行する</text:p>
      <text:p text:style-name="P39">&gt;&gt; 5</text:p>
      <text:p text:style-name="P39"/>
      <text:p text:style-name="P39"/>
      <text:p text:style-name="P39">function kansuu2(a = 1, b = 2, c = 3) {<text:tab/><text:tab/>// 引数に初期値を設定する</text:p>
      <text:p text:style-name="P39"><text:tab/><text:span text:style-name="T7">return a + b + c;</text:span></text:p>
      <text:p text:style-name="P40">}</text:p>
      <text:p text:style-name="P40"/>
      <text:p text:style-name="P40">console.log(kansuu2());</text:p>
      <text:p text:style-name="P40">&gt;&gt; 6</text:p>
      <text:p text:style-name="P40"/>
      <text:p text:style-name="P40"/>
      <text:p text:style-name="P40">function kansuu3(...a) {<text:tab/><text:tab/><text:tab/>// 引数の数が決まっていない時の関数の定義</text:p>
      <text:p text:style-name="P40"><text:tab/>let b = 0;</text:p>
      <text:p text:style-name="P40"><text:tab/>for (const c of a) {</text:p>
      <text:p text:style-name="P40"><text:tab/><text:tab/>b += c;</text:p>
      <text:p text:style-name="P40"><text:tab/>}</text:p>
      <text:p text:style-name="P40"><text:tab/>return b;</text:p>
      <text:p text:style-name="P40">}</text:p>
      <text:p text:style-name="P40"/>
      <text:p text:style-name="P40">console.log(kansuu3(1, 2, 4));</text:p>
      <text:p text:style-name="P40">&gt;&gt; 7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5.アロー関数</text:span></text:p>
      <text:p text:style-name="P31"/>
      <text:p text:style-name="P44">const kansuu4 = (a, b, c) =&gt; {<text:tab/>// 関数を簡略化するアロー関数で定義する</text:p>
      <text:p text:style-name="P44"><text:tab/>const d = a + b + c;</text:p>
      <text:p text:style-name="P44"><text:tab/>return d;</text:p>
      <text:p text:style-name="P44">}</text:p>
      <text:p text:style-name="P44"/>
      <text:p text:style-name="P44">console.log(kansuu4(1, 3, 6));</text:p>
      <text:p text:style-name="P44">&gt;&gt; 10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7"><text:soft-page-break/>1<text:span text:style-name="T20">6.DOM(Document Object Model)</text:span></text:p>
      <text:p text:style-name="P45"/>
      <text:p text:style-name="P45">・サンプル<text:span text:style-name="T8">HTML</text:span></text:p>
      <text:p text:style-name="P45"/>
      <text:p text:style-name="P51">&lt;body&gt;</text:p>
      <text:p text:style-name="P51"><text:tab/>&lt;div id=”foo”&gt;ふー&lt;/div&gt;</text:p>
      <text:p text:style-name="P51"/>
      <text:p text:style-name="P51"><text:tab/>&lt;ul id=”list”&gt;</text:p>
      <text:p text:style-name="P51"><text:tab/><text:tab/>&lt;li class=”item”&gt;リスト１&lt;/li&gt;</text:p>
      <text:p text:style-name="P51"><text:tab/><text:tab/>&lt;li class=”item”&gt;リスト２&lt;/li&gt;</text:p>
      <text:p text:style-name="P51"><text:tab/><text:tab/>&lt;li class=”item”&gt;リスト３&lt;/li&gt;</text:p>
      <text:p text:style-name="P51"><text:tab/>&lt;/ul&gt;</text:p>
      <text:p text:style-name="P51"/>
      <text:p text:style-name="P51"><text:tab/>&lt;div class=”box”&gt;１つめのボックス&lt;/div&gt;</text:p>
      <text:p text:style-name="P51"><text:tab/>&lt;div class=”box”&gt;２つめのボックス&lt;/div&gt;</text:p>
      <text:p text:style-name="P51"><text:tab/>&lt;div class=”box”&gt;３つめのボックス&lt;/div&gt;</text:p>
      <text:p text:style-name="P51"/>
      <text:p text:style-name="P51"><text:tab/>&lt;div id=”log”&gt;&lt;/div&gt;</text:p>
      <text:p text:style-name="P51"/>
      <text:p text:style-name="P51"><text:tab/>&lt;div id=”foo2”&gt;こんばんは&lt;/div&gt;</text:p>
      <text:p text:style-name="P51"/>
      <text:p text:style-name="P51">&lt;/body&gt;</text:p>
      <text:p text:style-name="P45"/>
      <text:p text:style-name="P45"/>
      <text:p text:style-name="P45">・セレクター名で<text:span text:style-name="T8">HTMLの要素(ノード)を取得</text:span></text:p>
      <text:p text:style-name="P51"><text:span text:style-name="T9"><text:tab/>let foo = </text:span>document.querySelector(‘#foo’); <text:tab/>// <text:span text:style-name="T9">id : #id名</text:span></text:p>
      <text:p text:style-name="P56"><text:tab/>console.log(foo.innerHTML);<text:tab/><text:tab/><text:tab/><text:tab/>// class : .クラス名</text:p>
      <text:p text:style-name="P56"/>
      <text:p text:style-name="P57"><text:tab/>&gt;&gt;ふー</text:p>
      <text:p text:style-name="P57"/>
      <text:p text:style-name="P57"><text:tab/>let list000 = document.querySelector(‘.list, .item;nth-child(2)’);</text:p>
      <text:p text:style-name="P57"><text:tab/>console.log(list000.innerHTML);</text:p>
      <text:p text:style-name="P57"/>
      <text:p text:style-name="P57"><text:tab/>&gt;&gt;リスト２</text:p>
      <text:p text:style-name="P57"/>
      <text:p text:style-name="P57"><text:soft-page-break/><text:tab/>const logElement = document.querySelector(“#log”);</text:p>
      <text:p text:style-name="P57"><text:tab/>logElement.innerHTML = ‘こんにちは’</text:p>
      <text:p text:style-name="P57"/>
      <text:p text:style-name="P57"><text:tab/>HTML上に、こんにちは　を表示</text:p>
      <text:p text:style-name="P57"/>
      <text:p text:style-name="P57"/>
      <text:p text:style-name="P56"/>
      <text:p text:style-name="P56"/>
      <text:p text:style-name="P56">・<text:span text:style-name="T10">ID名でHTMLの要素(ノード)を取得</text:span></text:p>
      <text:p text:style-name="P57"><text:tab/>let foo2 = document.getElementByID(‘foo2);</text:p>
      <text:p text:style-name="P57"><text:tab/>console.log(foo2.innerHTML)</text:p>
      <text:p text:style-name="P57"/>
      <text:p text:style-name="P57"><text:tab/>&gt;&gt;こんばんは</text:p>
      <text:p text:style-name="P57"/>
      <text:p text:style-name="P57"/>
      <text:p text:style-name="P57"/>
      <text:p text:style-name="P57">・セレクター名で要素<text:span text:style-name="T13">(ノード)</text:span>をまとめて取得する</text:p>
      <text:p text:style-name="P57"><text:tab/>let abc = document.querySelectorAll(‘.box’);</text:p>
      <text:p text:style-name="P57"><text:tab/>for ( let i=0; i&lt;abc.length; i++) {<text:tab/><text:tab/>// .length: 配列の長さ</text:p>
      <text:p text:style-name="P57"><text:tab/><text:tab/>console.log(abc[i].innerHTML);</text:p>
      <text:p text:style-name="P57"><text:tab/>}</text:p>
      <text:p text:style-name="P57"/>
      <text:p text:style-name="P57"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><text:tab/>※クラスは、全部取得したあとに、クラス名<text:span text:style-name="T11">[index]でクラスを指定する</text:span></text:p>
      <text:p text:style-name="P57"/>
      <text:p text:style-name="P57"/>
      <text:p text:style-name="P57"/>
      <text:p text:style-name="P57">・クラス名で要素<text:span text:style-name="T13">(ノード)</text:span>をまとめて取得する</text:p>
      <text:p text:style-name="P57"><text:tab/>let ddd = document.getElementByClassName(‘box’);</text:p>
      <text:p text:style-name="P57"><text:tab/>for (let i=0; i&lt;ddd.length; i++) {</text:p>
      <text:p text:style-name="P57"><text:tab/><text:tab/>console.log(ddd[i].innerHTML);</text:p>
      <text:p text:style-name="P57"><text:tab/>}</text:p>
      <text:p text:style-name="P57"/>
      <text:p text:style-name="P57"><text:soft-page-break/><text:tab/>&gt;&gt;１つめのボックス</text:p>
      <text:p text:style-name="P57"><text:tab/>&gt;&gt;２つめのボックス</text:p>
      <text:p text:style-name="P57"><text:tab/>&gt;&gt;３つめのボックス</text:p>
      <text:p text:style-name="P57"/>
      <text:p text:style-name="P57"/>
      <text:p text:style-name="P57">・innerHTMLの使い方</text:p>
      <text:p text:style-name="P57"><text:tab/>オブジェクト名.innerHTML = “文字列”;<text:tab/></text:p>
      <text:p text:style-name="P57"><text:tab/><text:tab/>// HTML上のオブジェクトに文字列を書き換える</text:p>
      <text:p text:style-name="P57"/>
      <text:p text:style-name="P58"><text:tab/>console.log(オブジェクト名.innerHTML);</text:p>
      <text:p text:style-name="P58"><text:tab/><text:tab/>// オブジェクトの文字列を取得する</text:p>
      <text:p text:style-name="P58"/>
      <text:p text:style-name="P58"/>
      <text:p text:style-name="P58"/>
      <text:p text:style-name="P58"/>
      <text:p text:style-name="P58"/>
      <text:p text:style-name="P58">・要素<text:span text:style-name="T13">(ノード)</text:span>の取得</text:p>
      <text:p text:style-name="P59"><text:tab/>HTML要素</text:p>
      <text:p text:style-name="P59"><text:tab/><text:tab/>document.documentElement</text:p>
      <text:p text:style-name="P59"/>
      <text:p text:style-name="P59"><text:tab/>head要素</text:p>
      <text:p text:style-name="P59"><text:tab/><text:tab/>document.head</text:p>
      <text:p text:style-name="P59"/>
      <text:p text:style-name="P59"><text:tab/>body要素</text:p>
      <text:p text:style-name="P59"><text:tab/><text:tab/>document.body</text:p>
      <text:p text:style-name="P59"/>
      <text:p text:style-name="P59"/>
      <text:p text:style-name="P59">・特定要素の付近の要素取得</text:p>
      <text:p text:style-name="P59"><text:tab/>子ノード : 親ノード.children</text:p>
      <text:p text:style-name="P59"><text:tab/>最初の子ノード : 親ノード.firstElementChild</text:p>
      <text:p text:style-name="P59"><text:tab/>最後の子ノード : 親ノード.lastElementChild</text:p>
      <text:p text:style-name="P59"><text:tab/>次のノード : 親ノード.nextElementSibling</text:p>
      <text:p text:style-name="P59"><text:tab/>前のノード : 親ノード.previousElementSibling</text:p>
      <text:p text:style-name="P59"><text:tab/>親のノード : 親ノード.parenNode</text:p>
      <text:p text:style-name="P59"/>
      <text:p text:style-name="P59"/>
      <text:p text:style-name="P59">・親要素の末尾に要素を追加する</text:p>
      <text:p text:style-name="P59"><text:tab/>親ノード.appendChild(子ノード)</text:p>
      <text:p text:style-name="P59"/>
      <text:p text:style-name="P59"/>
      <text:p text:style-name="P59"><text:soft-page-break/>・指定要素の直前に要素を追加する</text:p>
      <text:p text:style-name="P59"><text:tab/>親ノード.insertBefore(子ノード, 直前のノード)</text:p>
      <text:p text:style-name="P59"/>
      <text:p text:style-name="P59"/>
      <text:p text:style-name="P59">・要素の前後に別の要素を追加する</text:p>
      <text:p text:style-name="P59"><text:tab/>ノード１の前にノード２を追加する</text:p>
      <text:p text:style-name="P59"><text:tab/><text:tab/>ノード１.before(ノード２)</text:p>
      <text:p text:style-name="P59"><text:tab/>ノード１の後ろにノード２を追加する</text:p>
      <text:p text:style-name="P59"><text:tab/><text:tab/>ノード１.after(ノード２)</text:p>
      <text:p text:style-name="P59"><text:tab/>親ノードに子ノードが存在するか確認する</text:p>
      <text:p text:style-name="P59"><text:tab/><text:tab/>親ノード.hasChildNodes()</text:p>
      <text:p text:style-name="P59"/>
      <text:p text:style-name="P59"/>
      <text:p text:style-name="P59">・<text:span text:style-name="T12">HTMLコードを要素として挿入する</text:span></text:p>
      <text:p text:style-name="P59"><text:tab/>親要素.<text:span text:style-name="T12">insertAdjacentHTML(挿入位置, 文字列)</text:span></text:p>
      <text:p text:style-name="P59"/>
      <text:p text:style-name="P59"><text:tab/>挿入位置</text:p>
      <text:p text:style-name="P59"><text:tab/><text:tab/>‘<text:span text:style-name="T12">beforebegin’ : 親要素の直前</text:span></text:p>
      <text:p text:style-name="P59"><text:tab/><text:tab/>‘<text:span text:style-name="T13">afterbegin’ <text:s text:c="3"/>: 親要素内の先頭</text:span></text:p>
      <text:p text:style-name="P59"><text:tab/><text:tab/>‘<text:span text:style-name="T13">beforeend’ <text:s text:c="3"/>: 親要素内の末尾</text:span></text:p>
      <text:p text:style-name="P59"><text:tab/><text:tab/>‘<text:span text:style-name="T13">afterend’ <text:s text:c="6"/>: 親要素の直後</text:span></text:p>
      <text:p text:style-name="P59"/>
      <text:p text:style-name="P59"/>
      <text:p text:style-name="P59">・要素を動的に削除</text:p>
      <text:p text:style-name="P59"><text:tab/>親ノード.<text:span text:style-name="T13">removeChild(子ノード)</text:span></text:p>
      <text:p text:style-name="P59"/>
      <text:p text:style-name="P59"><text:tab/>※<text:span text:style-name="T13">querySelectorで親と子のノードを指定して、実行する</text:span></text:p>
      <text:p text:style-name="P59"/>
      <text:p text:style-name="P59"/>
      <text:p text:style-name="P59">・自分自身の要素<text:span text:style-name="T13">(ノード)</text:span>を削除する</text:p>
      <text:p text:style-name="P59"><text:tab/>ノード.<text:span text:style-name="T13">remove()</text:span></text:p>
      <text:p text:style-name="P59"/>
      <text:p text:style-name="P59"/>
      <text:p text:style-name="P59">・要素<text:span text:style-name="T13">(ノード)を生成する</text:span></text:p>
      <text:p text:style-name="P59"><text:tab/><text:span text:style-name="T13">docment.createElement(‘タグ名’, オプション)</text:span></text:p>
      <text:p text:style-name="P59"/>
      <text:p text:style-name="P59"><text:tab/>例：</text:p>
      <text:p text:style-name="P59"><text:tab/><text:span text:style-name="T13">const divE = document.createElement(‘div’);</text:span></text:p>
      <text:p text:style-name="P59"><text:soft-page-break/><text:tab/><text:span text:style-name="T13">divE.innerHTML = ‘これは動的に生成された要素です’; <text:s/>// HTML追加</text:span></text:p>
      <text:p text:style-name="P59"><text:tab/><text:span text:style-name="T13">document.body.appendChild(divE);<text:tab/><text:tab/>// bodyに追加</text:span></text:p>
      <text:p text:style-name="P59"/>
      <text:p text:style-name="P59"/>
      <text:p text:style-name="P59">・要素<text:span text:style-name="T14">(ノード)の複製</text:span></text:p>
      <text:p text:style-name="P59"><text:tab/>ノード.<text:span text:style-name="T14">cloneNode([真理値])<text:tab/><text:tab/>// [真理値]:true 又は false</text:span></text:p>
      <text:p text:style-name="P59"><text:tab/><text:tab/><text:tab/><text:tab/><text:tab/><text:tab/><text:tab/>// <text:span text:style-name="T14">true : 子ノードも複製する</text:span></text:p>
      <text:p text:style-name="P59"/>
      <text:p text:style-name="P59"/>
      <text:p text:style-name="P59">・要素<text:span text:style-name="T15">(ノード)の置き換え（親ノードを指定)</text:span></text:p>
      <text:p text:style-name="P59"><text:tab/>親ノード.<text:span text:style-name="T15">replaceChild(新ノード, 旧ノード) <text:s/>// 旧ノードが戻り値になる</text:span></text:p>
      <text:p text:style-name="P59"/>
      <text:p text:style-name="P59"/>
      <text:p text:style-name="P59">・要素<text:span text:style-name="T15">(ノード)の置き換え</text:span></text:p>
      <text:p text:style-name="P59"><text:tab/>旧ノード.<text:span text:style-name="T15">replaceWith(新ノード)</text:span></text:p>
      <text:p text:style-name="P59"/>
      <text:p text:style-name="P59"/>
      <text:p text:style-name="P59">・<text:span text:style-name="T15">HTMLのテキストの取得、書き換え</text:span></text:p>
      <text:p text:style-name="P59"><text:tab/>ノード.<text:span text:style-name="T15">textContent<text:tab/><text:tab/><text:tab/>// 取得</text:span></text:p>
      <text:p text:style-name="P59"><text:tab/>ノード.<text:span text:style-name="T15">textContent = ‘文字列’<text:tab/>// 書き換え</text:span></text:p>
      <text:p text:style-name="P59"/>
      <text:p text:style-name="P62">・HTMLのテキストの取得、書き換え（タグも使える）</text:p>
      <text:p text:style-name="P62"><text:tab/>ノード.innerHTML<text:tab/><text:tab/><text:tab/><text:tab/><text:tab/>// 取得</text:p>
      <text:p text:style-name="P62"><text:tab/>ノード.innerHTML = ‘&lt;b&gt;文字列&lt;/b&gt;’<text:tab/><text:tab/>// 書き換え（タグ有り）</text:p>
      <text:p text:style-name="P59"/>
      <text:p text:style-name="P59">・<text:span text:style-name="T15">HTMLのテキストの取得、書き換え（タグも使える)(自身も対象)(画像も)</text:span></text:p>
      <text:p text:style-name="P59"><text:tab/>ノード.<text:span text:style-name="T15">outerHTML<text:tab/><text:tab/><text:tab/><text:tab/><text:tab/><text:tab/>// 取得</text:span></text:p>
      <text:p text:style-name="P59"><text:tab/>ノード.<text:span text:style-name="T15">outerHTML = ‘&lt;img src=”abc.png”&gt;’<text:tab/>// 書き換え(画像)</text:span></text:p>
      <text:p text:style-name="P59"/>
      <text:p text:style-name="P59"/>
      <text:p text:style-name="P59">・要素<text:span text:style-name="T15">(ノード)の属性値を取得、書き換え</text:span></text:p>
      <text:p text:style-name="P59"><text:soft-page-break/><text:tab/>ノード.<text:span text:style-name="T15">setAttribute(属性名, 値)<text:tab/><text:tab/>// 要素の属性を設定</text:span></text:p>
      <text:p text:style-name="P59"><text:tab/>ノード.<text:span text:style-name="T16">getAttribute(属性名)<text:tab/><text:tab/><text:tab/>// 要素の属性を取得する</text:span></text:p>
      <text:p text:style-name="P59"><text:tab/>ノード.<text:span text:style-name="T16">hasAttribute(属性名)<text:tab/><text:tab/><text:tab/>// 要素の属性が有る無しを真偽値で</text:span></text:p>
      <text:p text:style-name="P59"/>
      <text:p text:style-name="P59"><text:tab/>例:</text:p>
      <text:p text:style-name="P59"><text:tab/><text:span text:style-name="T16">&lt;body&gt;</text:span></text:p>
      <text:p text:style-name="P59"><text:tab/><text:tab/><text:span text:style-name="T16">&lt;a id=”abc” href=”abc.html”&gt;ハイパーリンク&lt;/a&gt;</text:span></text:p>
      <text:p text:style-name="P59"><text:tab/><text:span text:style-name="T16">&lt;/body&gt;</text:span></text:p>
      <text:p text:style-name="P59"/>
      <text:p text:style-name="P59"><text:tab/><text:span text:style-name="T16">const ABC = document.querySerector(‘#abc’);</text:span></text:p>
      <text:p text:style-name="P59"><text:tab/><text:span text:style-name="T16">ABC.setAttribute(‘href’, ‘index.html’);</text:span></text:p>
      <text:p text:style-name="P59"><text:tab/>// リンク先の<text:span text:style-name="T16">URLをindex.htmlに書き換える</text:span></text:p>
      <text:p text:style-name="P59"/>
      <text:p text:style-name="P59"><text:tab/><text:span text:style-name="T16">console.log(ABC.getAttribute(‘href’);</text:span></text:p>
      <text:p text:style-name="P59"><text:tab/><text:span text:style-name="T16">&gt;&gt; index.html</text:span></text:p>
      <text:p text:style-name="P59"/>
      <text:p text:style-name="P59"><text:tab/><text:span text:style-name="T16">console.log(ABC.hasAttribute(‘href’);</text:span></text:p>
      <text:p text:style-name="P59"><text:tab/><text:span text:style-name="T16">&gt;&gt; true (href属性が有る)</text:span></text:p>
      <text:p text:style-name="P59"/>
      <text:p text:style-name="P59"/>
      <text:p text:style-name="P59">・クラス属性の追加や削除</text:p>
      <text:p text:style-name="P59"><text:tab/>ノード.<text:span text:style-name="T17">classList.add(クラス１, クラス２, …)<text:tab/><text:tab/>// 追加</text:span></text:p>
      <text:p text:style-name="P59"><text:tab/>ノード.<text:span text:style-name="T17">classList.remove(クラス１, クラス２, …)<text:tab/>// 削除</text:span></text:p>
      <text:p text:style-name="P59"><text:tab/>ノード.<text:span text:style-name="T17">classList.contains(クラス)<text:tab/><text:tab/>// クラスが有るか? True or False</text:span></text:p>
      <text:p text:style-name="P59"/>
      <text:p text:style-name="P59"/>
      <text:p text:style-name="P59">・クラスの有無を切り替える</text:p>
      <text:p text:style-name="P59"><text:tab/>ノード.<text:span text:style-name="T17">classList.toggle(クラス)<text:tab/><text:tab/>// クラスを切り替える</text:span></text:p>
      <text:p text:style-name="P59"><text:tab/>※同じクラスがあれば、削除し、なければ、追加する</text:p>
      <text:p text:style-name="P59"/>
      <text:p text:style-name="P59"/>
      <text:p text:style-name="P59">・スタイルの変更と取得</text:p>
      <text:p text:style-name="P59"><text:tab/>ノード.<text:span text:style-name="T17">style.プロパティー名<text:tab/><text:tab/><text:tab/><text:tab/>// 変更</text:span></text:p>
      <text:p text:style-name="P59"><text:tab/><text:span text:style-name="T17">getComputedStyle(ノード).プロパティー名<text:tab/>// 取得</text:span></text:p>
      <text:p text:style-name="P59"/>
      <text:p text:style-name="P59"><text:soft-page-break/></text:p>
      <text:p text:style-name="P59">・テキストボックスの情報を<text:span text:style-name="T18">取得</text:span></text:p>
      <text:p text:style-name="P60"><text:tab/>インプット要素.<text:span text:style-name="T18">value<text:tab/><text:tab/><text:tab/></text:span></text:p>
      <text:p text:style-name="P63"><text:tab/>// インプット要素 &lt;input type=”text” /&gt;を想定</text:p>
      <text:p text:style-name="P60"><text:tab/>例:</text:p>
      <text:p text:style-name="P60"><text:tab/><text:span text:style-name="T18">const inNode = document.querySerector(‘#IDタグ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ボックスの変更を検知する</text:p>
      <text:p text:style-name="P60"><text:tab/>‘<text:span text:style-name="T18">input’ <text:s text:c="4"/>: input要素のキー入力時のイベント</text:span></text:p>
      <text:p text:style-name="P60"><text:tab/>‘<text:span text:style-name="T18">change’ : input要素の変更時のイベント</text:span></text:p>
      <text:p text:style-name="P63"><text:tab/>例: </text:p>
      <text:p text:style-name="P60"><text:tab/><text:span text:style-name="T18">&lt;input id=”textid” type=”text” /&gt;</text:span></text:p>
      <text:p text:style-name="P60"/>
      <text:p text:style-name="P60"><text:tab/><text:span text:style-name="T18">const inNode = document.querySerector(‘#textid’);</text:span></text:p>
      <text:p text:style-name="P60"><text:tab/><text:span text:style-name="T18">inNode.addEventListener(‘input’, Valval);</text:span></text:p>
      <text:p text:style-name="P60"><text:tab/><text:span text:style-name="T18">function Valval() {</text:span></text:p>
      <text:p text:style-name="P60"><text:tab/><text:tab/><text:span text:style-name="T18">const val = inNode.value;</text:span></text:p>
      <text:p text:style-name="P60"><text:tab/><text:tab/><text:span text:style-name="T18">console.log(val);</text:span></text:p>
      <text:p text:style-name="P60"><text:tab/><text:span text:style-name="T18">}</text:span></text:p>
      <text:p text:style-name="P60"><text:tab/><text:span text:style-name="T18">&gt;&gt; インプットされた文字が、コンソールに表示される</text:span></text:p>
      <text:p text:style-name="P60"/>
      <text:p text:style-name="P60"/>
      <text:p text:style-name="P60">・テキストエリアの情報を取得</text:p>
      <text:p text:style-name="P61"><text:tab/>テキストエリア要素.<text:span text:style-name="T18">value</text:span></text:p>
      <text:p text:style-name="P60"><text:tab/>例:</text:p>
      <text:p text:style-name="P60"><text:tab/><text:span text:style-name="T18">&lt;textarea id=”IDタグ”&gt;</text:span></text:p>
      <text:p text:style-name="P60"><text:tab/>文字列</text:p>
      <text:p text:style-name="P60"><text:tab/><text:span text:style-name="T18">&lt;/textarea&gt;</text:span></text:p>
      <text:p text:style-name="P60"/>
      <text:p text:style-name="P60"><text:tab/><text:span text:style-name="T18">const inNode = document.querySerector(‘#IDタグ’);</text:span></text:p>
      <text:p text:style-name="P60"><text:tab/><text:span text:style-name="T18">const val = inNode.value;</text:span></text:p>
      <text:p text:style-name="P60"><text:tab/><text:span text:style-name="T18">console.log(val);</text:span></text:p>
      <text:p text:style-name="P60"/>
      <text:p text:style-name="P60">・テキストエリアの変更を検知する</text:p>
      <text:p text:style-name="P60"><text:tab/>※テキストボックスと同じ</text:p>
      <text:p text:style-name="P60"/>
      <text:p text:style-name="P60"/>
      <text:p text:style-name="P60"/>
      <text:p text:style-name="P60"><text:soft-page-break/>・チェックボックスの情報取得</text:p>
      <text:p text:style-name="P60"><text:tab/>インプット要素.<text:span text:style-name="T21">checked</text:span></text:p>
      <text:p text:style-name="P60"/>
      <text:p text:style-name="P65">&lt;label&gt;</text:p>
      <text:p text:style-name="P65"><text:tab/>&lt;input type=”checkbox” id=”cd” &gt;</text:p>
      <text:p text:style-name="P65"><text:tab/>チェックボックス</text:p>
      <text:p text:style-name="P65">&lt;/label&gt;</text:p>
      <text:p text:style-name="P65"/>
      <text:p text:style-name="P65">const cd = document.querySelector(‘#cd’);</text:p>
      <text:p text:style-name="P65">console.log(cd.checked);</text:p>
      <text:p text:style-name="P65">&gt;&gt; true 又は false</text:p>
      <text:p text:style-name="P65"/>
      <text:p text:style-name="P65"/>
      <text:p text:style-name="P65">・チェックボックスの変更を検知</text:p>
      <text:p text:style-name="P65"><text:tab/>change</text:p>
      <text:p text:style-name="P65"/>
      <text:p text:style-name="P65">const cd = document.querySelector(‘#cd’);</text:p>
      <text:p text:style-name="P65"/>
      <text:p text:style-name="P65">function cdtf() {</text:p>
      <text:p text:style-name="P65"><text:tab/>const val = cd.checked;</text:p>
      <text:p text:style-name="P65"><text:tab/>console.log(cd.checked);</text:p>
      <text:p text:style-name="P65">}</text:p>
      <text:p text:style-name="P65">cd.addEventListener(‘change’, cdtf);</text:p>
      <text:p text:style-name="P65"/>
      <text:p text:style-name="P65"/>
      <text:p text:style-name="P65">・ローカルファイルの情報を取得</text:p>
      <text:p text:style-name="P65"><text:tab/>インプット要素.files<text:tab/><text:tab/>// 配列</text:p>
      <text:p text:style-name="P65"/>
      <text:p text:style-name="P65">&lt;input type=”file” id=”myFile” accept=”.txt”/&gt;</text:p>
      <text:p text:style-name="P65"/>
      <text:p text:style-name="P65"/>
      <text:p text:style-name="P65">const elemf = document.querySelector(‘#myFile’);</text:p>
      <text:p text:style-name="P65"/>
      <text:p text:style-name="P65">elemf.addEventListener(‘change’, fo);<text:tab/>// ファイルが選択されたら</text:p>
      <text:p text:style-name="P65">function fo() {</text:p>
      <text:p text:style-name="P65"><text:tab/>const files = elemf.files;<text:tab/><text:tab/>// 選択されたファイルを参照</text:p>
      <text:p text:style-name="P65"><text:tab/>const file = files[0];<text:tab/><text:tab/><text:tab/>// 晴れいつの０番目のファイルを参照</text:p>
      <text:p text:style-name="P65"><text:soft-page-break/><text:tab/>console.log(file);<text:tab/><text:tab/><text:tab/>// 選択されたファイル名表示</text:p>
      <text:p text:style-name="P65">}</text:p>
      <text:p text:style-name="P65"/>
      <text:p text:style-name="P65"/>
      <text:p text:style-name="P65">・ローカルファイルをテキストとして読み込む</text:p>
      <text:p text:style-name="P65"><text:tab/>readAsText(ファイル)<text:tab/><text:tab/>// テキストとして読み込む</text:p>
      <text:p text:style-name="P65"/>
      <text:p text:style-name="P66">&lt;input type=”file” id=”myFile” accept=”.txt”/&gt;</text:p>
      <text:p text:style-name="P67">&lt;p class=”log”&gt;&lt;/p&gt;</text:p>
      <text:p text:style-name="P66"/>
      <text:p text:style-name="P66"/>
      <text:p text:style-name="P66">const elemf = document.querySelector(‘#myFile’);</text:p>
      <text:p text:style-name="P67">const logT = document.querySelector(‘.log’);</text:p>
      <text:p text:style-name="P66"/>
      <text:p text:style-name="P66">elemf.addEventListener(‘change’, fo);<text:tab/>// ファイルが選択されたら</text:p>
      <text:p text:style-name="P66">function fo() {</text:p>
      <text:p text:style-name="P66"><text:tab/>const files = elemf.files;<text:tab/><text:tab/>// 選択されたファイルを参照</text:p>
      <text:p text:style-name="P66"><text:tab/>const file = files[0];<text:tab/><text:tab/><text:tab/>// 晴れいつの０番目のファイルを参照</text:p>
      <text:p text:style-name="P66"><text:tab/></text:p>
      <text:p text:style-name="P66"><text:tab/><text:span text:style-name="T22">const reader = new FileReader();<text:tab/>// FileReaderのインスタンスを作成</text:span></text:p>
      <text:p text:style-name="P66"><text:tab/><text:span text:style-name="T22">reader.addEventListener(‘load’, RText); //loadイベントが発生したら</text:span></text:p>
      <text:p text:style-name="P66"><text:tab/><text:span text:style-name="T22">function RText() {</text:span></text:p>
      <text:p text:style-name="P66"><text:tab/><text:tab/><text:span text:style-name="T22">logT.textContent = reader.result;<text:tab/>// 結果をlogTに出力</text:span></text:p>
      <text:p text:style-name="P66"><text:tab/><text:span text:style-name="T22">}</text:span></text:p>
      <text:p text:style-name="P67"><text:tab/>reader.readAsText(file);<text:tab/><text:tab/>// テキストファイルとして読み込む</text:p>
      <text:p text:style-name="P67">}</text:p>
      <text:p text:style-name="P67"/>
      <text:p text:style-name="P67"/>
      <text:p text:style-name="P67">・ラジオボタンの情報の取得</text:p>
      <text:p text:style-name="P67"><text:tab/>フォーム要素.<text:span text:style-name="T23">name要素.value<text:tab/>// value：値</text:span></text:p>
      <text:p text:style-name="P67"/>
      <text:p text:style-name="P68">&lt;form id=”radioGroup”&gt;</text:p>
      <text:p text:style-name="P68"><text:soft-page-break/><text:tab/>&lt;label&gt;&lt;input type=”radio” name=”fluit” value=”apple” checked/&gt;Apple&lt;/label&gt;</text:p>
      <text:p text:style-name="P68"><text:tab/>&lt;label&gt;&lt;input type=”radio” name=”fluit” value=”orange”/&gt;Orange&lt;/label&gt;</text:p>
      <text:p text:style-name="P68"><text:tab/>&lt;label&gt;&lt;input type=”radio” name=”fluit” value=”grape”/&gt;Grape&lt;/label&gt;</text:p>
      <text:p text:style-name="P68">&lt;/form&gt;</text:p>
      <text:p text:style-name="P68"/>
      <text:p text:style-name="P68"/>
      <text:p text:style-name="P68">const element = document.querySelector(‘#radioGroup’);</text:p>
      <text:p text:style-name="P68">const fluitval = element.fruit.value;</text:p>
      <text:p text:style-name="P68">console.log(‘フルーツの値は’ + fluitval + ‘です’);</text:p>
      <text:p text:style-name="P68"/>
      <text:p text:style-name="P68">&gt;&gt; フルーツの値は　apple です</text:p>
      <text:p text:style-name="P68"/>
      <text:p text:style-name="P68">・ラジオボタンの変更を検知</text:p>
      <text:p text:style-name="P68"><text:tab/><text:span text:style-name="T24">change</text:span></text:p>
      <text:p text:style-name="P68"/>
      <text:p text:style-name="P68">const element = document.querySelector(‘#radioGroup’);</text:p>
      <text:p text:style-name="P68">element.addEventListener(‘change’, kenchi);</text:p>
      <text:p text:style-name="P68">function kenchi() {</text:p>
      <text:p text:style-name="P68"><text:tab/>const fluitval = element.fruit.value;</text:p>
      <text:p text:style-name="P68"><text:tab/>console.log(‘フルーツの値は’ + fluitval + ‘です’);</text:p>
      <text:p text:style-name="P68"/>
      <text:p text:style-name="P68">&gt;&gt; フルーツの値は　apple です <text:s/><text:tab/>// appleの値は、ラジオボタンで変わる</text:p>
      <text:p text:style-name="P68"/>
      <text:p text:style-name="P68"/>
      <text:p text:style-name="P68">・ドロップダウンメニューの情報を取得</text:p>
      <text:p text:style-name="P68"><text:tab/>セレクト要素.<text:span text:style-name="T24">value</text:span></text:p>
      <text:p text:style-name="P68"/>
      <text:p text:style-name="P69">&lt;select id=”mySelect”&gt;</text:p>
      <text:p text:style-name="P69"><text:tab/>&lt;option value=”apple”&gt;Apple&lt;/option&gt;</text:p>
      <text:p text:style-name="P69"><text:tab/>&lt;option value=”orange”&gt;Orange&lt;/option&gt;</text:p>
      <text:p text:style-name="P69"><text:tab/>&lt;option value=”grape” selected&gt;Grage&lt;/option&gt;</text:p>
      <text:p text:style-name="P69">&lt;/select&gt;</text:p>
      <text:p text:style-name="P69"/>
      <text:p text:style-name="P69"/>
      <text:p text:style-name="P69">const element = document.querySelector(‘#mySelect’);</text:p>
      <text:p text:style-name="P69"><text:soft-page-break/>const fluitval = element.value;</text:p>
      <text:p text:style-name="P69">console.log(‘選択されたフルーツは’ + fluitval + ‘です’);</text:p>
      <text:p text:style-name="P69"/>
      <text:p text:style-name="P69">&gt;&gt; 選択されたフルーツは　grape です</text:p>
      <text:p text:style-name="P69"/>
      <text:p text:style-name="P69"/>
      <text:p text:style-name="P69">・ドロップダウンメニューの変更を検知</text:p>
      <text:p text:style-name="P69"><text:tab/>change</text:p>
      <text:p text:style-name="P69"/>
      <text:p text:style-name="P69">const element = document.querySelector(‘#mySelect’);</text:p>
      <text:p text:style-name="P69">element.addEventListener(‘cahge’, kenchi);</text:p>
      <text:p text:style-name="P69">function kenchi() {</text:p>
      <text:p text:style-name="P69"><text:tab/>const fluitval = element.value;</text:p>
      <text:p text:style-name="P69"><text:tab/>console.log(‘選択されたフルーツは’ + fluitval + ‘です’);</text:p>
      <text:p text:style-name="P69"/>
      <text:p text:style-name="P69">&gt;&gt; 選択されたフルーツは <text:s/>grape です <text:s text:c="7"/>// grapeの値は、選択で決まる</text:p>
      <text:p text:style-name="P69"/>
      <text:p text:style-name="P69"/>
      <text:p text:style-name="P69"/>
      <text:p text:style-name="P69">・フォームの送信時に処理を行う</text:p>
      <text:p text:style-name="P69"><text:tab/>submit</text:p>
      <text:p text:style-name="P69"/>
      <text:p text:style-name="P69">&lt;form&gt;</text:p>
      <text:p text:style-name="P69"><text:tab/>&lt;label for=”myText”&gt;テキストを入力してください&lt;/label&gt;</text:p>
      <text:p text:style-name="P69"><text:tab/>&lt;input type=”text” name=”myText” id=”myText”&gt;</text:p>
      <text:p text:style-name="P69"><text:tab/>&lt;button&gt;送信する&lt;/button&gt;</text:p>
      <text:p text:style-name="P69">&lt;/form&gt;</text:p>
      <text:p text:style-name="P69"/>
      <text:p text:style-name="P69">const formElement = document.querySelector(‘form’);</text:p>
      <text:p text:style-name="P69">formElement.addEventListener(‘submit’, soushin);</text:p>
      <text:p text:style-name="P69">function soushin() {</text:p>
      <text:p text:style-name="P69"><text:tab/>const isYes = confirm(‘この内容で送信していいですか？’);</text:p>
      <text:p text:style-name="P69"><text:tab/>if (isYes === false) {</text:p>
      <text:p text:style-name="P69"><text:tab/><text:tab/>event.preventDefault();<text:tab/><text:tab/>// イベントをキャンセル</text:p>
      <text:p text:style-name="P69"><text:tab/>}</text:p>
      <text:p text:style-name="P69">}</text:p>
      <text:p text:style-name="P69"/>
      <text:p text:style-name="P66"><text:soft-page-break/><text:span text:style-name="T34">1</text:span><text:span text:style-name="T35">7.イベント</text:span></text:p>
      <text:p text:style-name="P46"/>
      <text:p text:style-name="P46">・イベント実行</text:p>
      <text:p text:style-name="P52"><text:tab/>イベントターゲット.<text:span text:style-name="T19">addEventListener(‘イベント名’, リスナー, オプション)</text:span></text:p>
      <text:p text:style-name="P52"/>
      <text:p text:style-name="P52"><text:tab/>※リスナー：行う処理（関数）</text:p>
      <text:p text:style-name="P52"><text:tab/>※オプションは省略可能</text:p>
      <text:p text:style-name="P52"/>
      <text:p text:style-name="P52"><text:tab/>例：</text:p>
      <text:p text:style-name="P52"><text:tab/><text:span text:style-name="T19">const Text111 = document.querySelector(‘#text’); </text:span></text:p>
      <text:p text:style-name="P64"><text:tab/>//インプットターゲット</text:p>
      <text:p text:style-name="P52"><text:tab/><text:span text:style-name="T19">Text111.addEventListener(‘input’, val111); </text:span></text:p>
      <text:p text:style-name="P64"><text:tab/>//インプットイベントがあったときに、関数val111を実行する。</text:p>
      <text:p text:style-name="P52"><text:tab/><text:span text:style-name="T19">function val111() {<text:tab/><text:tab/><text:tab/><text:tab/>// リスナー</text:span></text:p>
      <text:p text:style-name="P52"><text:tab/><text:tab/><text:span text:style-name="T19">const val = Text111.value;</text:span></text:p>
      <text:p text:style-name="P52"><text:tab/><text:tab/><text:span text:style-name="T19">console.log(val);</text:span></text:p>
      <text:p text:style-name="P52"><text:tab/><text:span text:style-name="T19">}</text:span></text:p>
      <text:p text:style-name="P52"/>
      <text:p text:style-name="P52"/>
      <text:p text:style-name="P52">・オプションの設定</text:p>
      <text:p text:style-name="P52"><text:tab/><text:span text:style-name="T19">const option = {</text:span></text:p>
      <text:p text:style-name="P52"><text:tab/><text:tab/><text:span text:style-name="T19">capture: true,<text:tab/>// キャプチャーフェーズを取得するか</text:span></text:p>
      <text:p text:style-name="P52"><text:tab/><text:tab/><text:span text:style-name="T19">once: false,<text:tab/>// リスナーの呼び出しを一回のみにするか</text:span></text:p>
      <text:p text:style-name="P52"><text:tab/><text:tab/><text:span text:style-name="T19">passive: false<text:tab/>// パッシブイベントかどうか</text:span></text:p>
      <text:p text:style-name="P52"><text:tab/><text:span text:style-name="T19">};</text:span></text:p>
      <text:p text:style-name="P52"><text:tab/>イベントターゲット.<text:span text:style-name="T19">addEventListener(‘イベント名’, リスナー, option);</text:span></text:p>
      <text:p text:style-name="P52"/>
      <text:p text:style-name="P52"/>
      <text:p text:style-name="P52">・イベントの削除</text:p>
      <text:p text:style-name="P52"><text:tab/>イベントターゲット.<text:span text:style-name="T19">removeEventListener(‘イベント名’, リスナー, オプション);</text:span></text:p>
      <text:p text:style-name="P52"/>
      <text:p text:style-name="P52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85">タイプ</text:p>
          </table:table-cell>
          <table:table-cell table:style-name="表1.A1" office:value-type="string">
            <text:p text:style-name="P85">区分</text:p>
          </table:table-cell>
          <table:table-cell table:style-name="表1.C1" office:value-type="string">
            <text:p text:style-name="P85">イベント発生</text:p>
          </table:table-cell>
        </table:table-row>
        <table:table-row>
          <table:table-cell table:style-name="表1.A2" office:value-type="string">
            <text:p text:style-name="P85">submit</text:p>
          </table:table-cell>
          <table:table-cell table:style-name="表1.A2" office:value-type="string">
            <text:p text:style-name="P89">フォーム</text:p>
          </table:table-cell>
          <table:table-cell table:style-name="表1.C2" office:value-type="string">
            <text:p text:style-name="P85">フォーム送信</text:p>
          </table:table-cell>
        </table:table-row>
        <text:soft-page-break/>
        <table:table-row>
          <table:table-cell table:style-name="表1.A2" office:value-type="string">
            <text:p text:style-name="P85">reset</text:p>
          </table:table-cell>
          <table:table-cell table:style-name="表1.A2" office:value-type="string">
            <text:p text:style-name="P85">フォーム</text:p>
          </table:table-cell>
          <table:table-cell table:style-name="表1.C2" office:value-type="string">
            <text:p text:style-name="P85">フォームリセット</text:p>
          </table:table-cell>
        </table:table-row>
        <table:table-row>
          <table:table-cell table:style-name="表1.A2" office:value-type="string">
            <text:p text:style-name="P85">select</text:p>
          </table:table-cell>
          <table:table-cell table:style-name="表1.A2" office:value-type="string">
            <text:p text:style-name="P85">フォーム</text:p>
          </table:table-cell>
          <table:table-cell table:style-name="表1.C2" office:value-type="string">
            <text:p text:style-name="P85">テキストの選択</text:p>
          </table:table-cell>
        </table:table-row>
        <table:table-row>
          <table:table-cell table:style-name="表1.A2" office:value-type="string">
            <text:p text:style-name="P85">input</text:p>
          </table:table-cell>
          <table:table-cell table:style-name="表1.A2" office:value-type="string">
            <text:p text:style-name="P85">フォーム</text:p>
          </table:table-cell>
          <table:table-cell table:style-name="表1.C2" office:value-type="string">
            <text:p text:style-name="P85">値を入力</text:p>
          </table:table-cell>
        </table:table-row>
        <table:table-row>
          <table:table-cell table:style-name="表1.A2" office:value-type="string">
            <text:p text:style-name="P85">load</text:p>
          </table:table-cell>
          <table:table-cell table:style-name="表1.A2" office:value-type="string">
            <text:p text:style-name="P85">操作</text:p>
          </table:table-cell>
          <table:table-cell table:style-name="表1.C2" office:value-type="string">
            <text:p text:style-name="P85">ページ読み込み完了</text:p>
          </table:table-cell>
        </table:table-row>
        <table:table-row>
          <table:table-cell table:style-name="表1.A2" office:value-type="string">
            <text:p text:style-name="P85">scroll</text:p>
          </table:table-cell>
          <table:table-cell table:style-name="表1.A2" office:value-type="string">
            <text:p text:style-name="P85">操作</text:p>
          </table:table-cell>
          <table:table-cell table:style-name="表1.C2" office:value-type="string">
            <text:p text:style-name="P85">スクロール</text:p>
          </table:table-cell>
        </table:table-row>
        <table:table-row>
          <table:table-cell table:style-name="表1.A2" office:value-type="string">
            <text:p text:style-name="P85">click</text:p>
          </table:table-cell>
          <table:table-cell table:style-name="表1.A2" office:value-type="string">
            <text:p text:style-name="P85">マウス</text:p>
          </table:table-cell>
          <table:table-cell table:style-name="表1.C2" office:value-type="string">
            <text:p text:style-name="P85">マウスをクリック</text:p>
          </table:table-cell>
        </table:table-row>
        <table:table-row>
          <table:table-cell table:style-name="表1.A2" office:value-type="string">
            <text:p text:style-name="P85">dblclick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をダブルクリック</text:p>
          </table:table-cell>
        </table:table-row>
        <table:table-row>
          <table:table-cell table:style-name="表1.A2" office:value-type="string">
            <text:p text:style-name="P85">mousedown 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ボタンを押す</text:p>
          </table:table-cell>
        </table:table-row>
        <table:table-row>
          <table:table-cell table:style-name="表1.A2" office:value-type="string">
            <text:p text:style-name="P85">mouseup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ボタンを離す</text:p>
          </table:table-cell>
        </table:table-row>
        <table:table-row>
          <table:table-cell table:style-name="表1.A2" office:value-type="string">
            <text:p text:style-name="P85">mouseenter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が要素に入る</text:p>
          </table:table-cell>
        </table:table-row>
        <table:table-row>
          <table:table-cell table:style-name="表1.A2" office:value-type="string">
            <text:p text:style-name="P85">mouseleave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が要素を出る</text:p>
          </table:table-cell>
        </table:table-row>
        <table:table-row>
          <table:table-cell table:style-name="表1.A2" office:value-type="string">
            <text:p text:style-name="P85">mouseover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が要素に入る、子要素から出る</text:p>
          </table:table-cell>
        </table:table-row>
        <table:table-row>
          <table:table-cell table:style-name="表1.A2" office:value-type="string">
            <text:p text:style-name="P85">mouseout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マウスが要素から出る、子要素に入る</text:p>
          </table:table-cell>
        </table:table-row>
        <table:table-row>
          <table:table-cell table:style-name="表1.A2" office:value-type="string">
            <text:p text:style-name="P85">mousemove</text:p>
          </table:table-cell>
          <table:table-cell table:style-name="表1.A2" office:value-type="string">
            <text:p text:style-name="P86">マウス</text:p>
          </table:table-cell>
          <table:table-cell table:style-name="表1.C2" office:value-type="string">
            <text:p text:style-name="P85">要素中でマウスを移動</text:p>
          </table:table-cell>
        </table:table-row>
        <table:table-row>
          <table:table-cell table:style-name="表1.A2" office:value-type="string">
            <text:p text:style-name="P85">keypress</text:p>
          </table:table-cell>
          <table:table-cell table:style-name="表1.A2" office:value-type="string">
            <text:p text:style-name="P85">キーボード</text:p>
          </table:table-cell>
          <table:table-cell table:style-name="表1.C2" office:value-type="string">
            <text:p text:style-name="P85">キーを押す(日本語、Shift、Alt等未対応)</text:p>
          </table:table-cell>
        </table:table-row>
        <table:table-row>
          <table:table-cell table:style-name="表1.A2" office:value-type="string">
            <text:p text:style-name="P85">keydown</text:p>
          </table:table-cell>
          <table:table-cell table:style-name="表1.A2" office:value-type="string">
            <text:p text:style-name="P87">キーボード</text:p>
          </table:table-cell>
          <table:table-cell table:style-name="表1.C2" office:value-type="string">
            <text:p text:style-name="P85">キーを押す(日本語、Shift、Alt等対応)</text:p>
          </table:table-cell>
        </table:table-row>
        <table:table-row>
          <table:table-cell table:style-name="表1.A2" office:value-type="string">
            <text:p text:style-name="P85">keyup</text:p>
          </table:table-cell>
          <table:table-cell table:style-name="表1.A2" office:value-type="string">
            <text:p text:style-name="P87">キーボード</text:p>
          </table:table-cell>
          <table:table-cell table:style-name="表1.C2" office:value-type="string">
            <text:p text:style-name="P85">キーを離す(日本語、Shift、Alt等対応)</text:p>
          </table:table-cell>
        </table:table-row>
        <table:table-row>
          <table:table-cell table:style-name="表1.A2" office:value-type="string">
            <text:p text:style-name="P85">focus</text:p>
          </table:table-cell>
          <table:table-cell table:style-name="表1.A2" office:value-type="string">
            <text:p text:style-name="P85">フォーカス</text:p>
          </table:table-cell>
          <table:table-cell table:style-name="表1.C2" office:value-type="string">
            <text:p text:style-name="P85">要素がフォーカスされる</text:p>
          </table:table-cell>
        </table:table-row>
        <table:table-row>
          <table:table-cell table:style-name="表1.A2" office:value-type="string">
            <text:p text:style-name="P85">blur</text:p>
          </table:table-cell>
          <table:table-cell table:style-name="表1.A2" office:value-type="string">
            <text:p text:style-name="P87">フォーカス</text:p>
          </table:table-cell>
          <table:table-cell table:style-name="表1.C2" office:value-type="string">
            <text:p text:style-name="P85">要素がフォーカスから外れる</text:p>
          </table:table-cell>
        </table:table-row>
        <table:table-row>
          <table:table-cell table:style-name="表1.A2" office:value-type="string">
            <text:p text:style-name="P85">change</text:p>
          </table:table-cell>
          <table:table-cell table:style-name="表1.A2" office:value-type="string">
            <text:p text:style-name="P87">フォーカス</text:p>
          </table:table-cell>
          <table:table-cell table:style-name="表1.C2" office:value-type="string">
            <text:p text:style-name="P85">要素の値が変更になってフォーカスが外れる</text:p>
          </table:table-cell>
        </table:table-row>
      </table:table>
      <text:p text:style-name="P52"><text:soft-page-break/></text:p>
      <text:p text:style-name="P78">1<text:span text:style-name="T26">8.配列</text:span></text:p>
      <text:p text:style-name="P47"/>
      <text:p text:style-name="P47">・配列の操作</text:p>
      <text:p text:style-name="P53"><text:tab/></text:p>
      <text:p text:style-name="P53"><text:tab/><text:span text:style-name="T25">let pref = [‘北海道’, ‘青森県’, ‘岩手県’];</text:span></text:p>
      <text:p text:style-name="P53"/>
      <text:p text:style-name="P53"><text:tab/><text:span text:style-name="T25">pref.push(‘宮城県’);<text:tab/>// 末尾に（宮城県）を追加</text:span></text:p>
      <text:p text:style-name="P53"><text:tab/><text:span text:style-name="T25">pref.pop();<text:tab/><text:tab/>// 末尾（宮城県）を取り出して配列から削除</text:span></text:p>
      <text:p text:style-name="P53"><text:tab/><text:span text:style-name="T25">pref.shift();<text:tab/><text:tab/>// 先頭（北海道）を削除</text:span></text:p>
      <text:p text:style-name="P53"><text:tab/><text:span text:style-name="T25">pref.unshift(‘北海道’);<text:tab/>// 先頭に（北海道）を追加 </text:span></text:p>
      <text:p text:style-name="P53"><text:tab/><text:span text:style-name="T25">pref.splice(1, 2);<text:tab/>// 1番めのインデックス(=青森県)から２件削除</text:span></text:p>
      <text:p text:style-name="P53"><text:tab/></text:p>
      <text:p text:style-name="P53"><text:tab/><text:span text:style-name="T25">alert(pref.length);<text:tab/>// 3（値の数）</text:span></text:p>
      <text:p text:style-name="P53"><text:tab/><text:span text:style-name="T25">alert(pref.indexOf(‘青森県’));<text:tab/>// 1（配列の何番目か）</text:span></text:p>
      <text:p text:style-name="P53"><text:tab/><text:span text:style-name="T25">let pref2 = pref.slice();<text:tab/>// prefの配列をpref2にコピーする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9"/>
      <text:p text:style-name="P79"/>
      <text:p text:style-name="P79"/>
      <text:p text:style-name="P79"/>
      <text:p text:style-name="P79"/>
      <text:p text:style-name="P79"><text:soft-page-break/>19.JSON</text:p>
      <text:p text:style-name="P49"/>
      <text:p text:style-name="P71">1.jsonファイルの作成</text:p>
      <text:p text:style-name="P71"/>
      <text:p text:style-name="P71"><text:tab/><text:span text:style-name="T7">・</text:span>jsonの書式</text:p>
      <text:p text:style-name="P49"><text:tab/><text:tab/>ファイル名.<text:span text:style-name="T26">json</text:span></text:p>
      <text:p text:style-name="P55"><text:tab/></text:p>
      <text:p text:style-name="P55"><text:tab/><text:tab/><text:span text:style-name="T26">[</text:span></text:p>
      <text:p text:style-name="P55"><text:tab/><text:tab/><text:tab/><text:span text:style-name="T26">{</text:span></text:p>
      <text:p text:style-name="P55"><text:tab/><text:tab/><text:tab/><text:tab/>“キー”: “値”,</text:p>
      <text:p text:style-name="P55"><text:tab/><text:tab/><text:tab/><text:tab/>“キー”: “値”,</text:p>
      <text:p text:style-name="P55"><text:tab/><text:tab/><text:tab/><text:tab/>…</text:p>
      <text:p text:style-name="P55"><text:tab/><text:tab/><text:tab/><text:span text:style-name="T26">},</text:span></text:p>
      <text:p text:style-name="P55"><text:tab/><text:tab/><text:tab/>…</text:p>
      <text:p text:style-name="P55"><text:tab/><text:tab/><text:span text:style-name="T26">]</text:span></text:p>
      <text:p text:style-name="P55"/>
      <text:p text:style-name="P72">2.オブジェクトをJSONにエンコードする</text:p>
      <text:p text:style-name="P72">let obj = [</text:p>
      <text:p text:style-name="P72"><text:tab/>{</text:p>
      <text:p text:style-name="P72"><text:tab/><text:tab/>name: ‘太郎’,</text:p>
      <text:p text:style-name="P72"><text:tab/><text:tab/>age: 30</text:p>
      <text:p text:style-name="P72"><text:tab/>},</text:p>
      <text:p text:style-name="P72"><text:tab/>{</text:p>
      <text:p text:style-name="P72"><text:tab/><text:tab/>name: ‘花子’,</text:p>
      <text:p text:style-name="P72"><text:tab/><text:tab/>age: 20</text:p>
      <text:p text:style-name="P72"><text:tab/>}</text:p>
      <text:p text:style-name="P72">];</text:p>
      <text:p text:style-name="P72"/>
      <text:p text:style-name="P72"><text:span text:style-name="T31">let </text:span>json = JSON.stringify(obj);</text:p>
      <text:p text:style-name="P72">console.log(json);</text:p>
      <text:p text:style-name="P72">console.log(json[0].name);</text:p>
      <text:p text:style-name="P72"/>
      <text:p text:style-name="P72">&gt;&gt; [{“name”:”太郎”,”age”:30},{“name”:”花子”,”age”:20}]</text:p>
      <text:p text:style-name="P72">&gt;&gt; undefined<text:tab/><text:tab/>// json形式のままだと、配列の項目を呼び出せない</text:p>
      <text:p text:style-name="P72"/>
      <text:p text:style-name="P72"/>
      <text:p text:style-name="P73">3. JSON形式をオブジェクトにデコードする</text:p>
      <text:p text:style-name="P73">let json2 = json;<text:tab/><text:tab/>// 2で作ったJSONデータjsonを代入</text:p>
      <text:p text:style-name="P73"><text:soft-page-break/></text:p>
      <text:p text:style-name="P73"><text:span text:style-name="T31">let </text:span>obj2 = JSON.parse(json2);</text:p>
      <text:p text:style-name="P73">console.log(obj2);</text:p>
      <text:p text:style-name="P73">console.log(obj2[0].name);</text:p>
      <text:p text:style-name="P73"/>
      <text:p text:style-name="P73">&gt;&gt; 0: Object { name: “太郎”, age: 30 }</text:p>
      <text:p text:style-name="P73">&gt;&gt; 1: Object { name: “花子”, age: 20 }</text:p>
      <text:p text:style-name="P73">&gt;&gt; 太郎</text:p>
      <text:p text:style-name="P71"/>
      <text:p text:style-name="P71">※オブジェクト形式にすると、<text:span text:style-name="T30">javascriptでJSONの文字列を扱えるようになる。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20.Ajax通信</text:p>
      <text:p text:style-name="P48"/>
      <text:p text:style-name="P48">※サーバー上にファイルを置かないとブラウザでエラーがでる。</text:p>
      <text:p text:style-name="P54"/>
      <text:p text:style-name="P70"><text:span text:style-name="T29">1</text:span>.ファイルを読み込む</text:p>
      <text:p text:style-name="P70"><text:tab/>・HTMLファイル<text:tab/><text:tab/><text:span text:style-name="T27">(index.html)</text:span></text:p>
      <text:p text:style-name="P70"><text:tab/>&lt;!DOCTYPE html&gt;</text:p>
      <text:p text:style-name="P70"><text:tab/>&lt;html&gt;</text:p>
      <text:p text:style-name="P70"><text:tab/>&lt;head&gt;</text:p>
      <text:p text:style-name="P70"><text:tab/><text:tab/>&lt;meta charset=”UTF-8”&gt;</text:p>
      <text:p text:style-name="P70"><text:tab/><text:tab/>&lt;title&gt;タイトル&lt;/title&gt;</text:p>
      <text:p text:style-name="P70"><text:tab/><text:tab/>&lt;link rel=”stylesheet” href=”css/style.css”&gt;</text:p>
      <text:p text:style-name="P70"><text:tab/><text:tab/>&lt;script src=”main.js” defer&gt;&lt;/script&gt;</text:p>
      <text:p text:style-name="P70"><text:tab/>&lt;/head&gt;</text:p>
      <text:p text:style-name="P70"><text:tab/>&lt;body&gt;</text:p>
      <text:p text:style-name="P70"><text:tab/><text:tab/><text:span text:style-name="T27">&lt;div class=”container”&gt;</text:span></text:p>
      <text:p text:style-name="P70"><text:tab/><text:tab/><text:tab/></text:p>
      <text:p text:style-name="P70"><text:tab/><text:tab/><text:tab/><text:span text:style-name="T27">&lt;div id=”ID”&gt;</text:span></text:p>
      <text:p text:style-name="P70"><text:tab/><text:tab/><text:tab/><text:span text:style-name="T27">&lt;/div&gt;</text:span></text:p>
      <text:p text:style-name="P70"/>
      <text:p text:style-name="P70"><text:tab/><text:tab/><text:span text:style-name="T27">&lt;/div&gt;</text:span></text:p>
      <text:p text:style-name="P70"><text:tab/><text:span text:style-name="T27">&lt;/body&gt;</text:span></text:p>
      <text:p text:style-name="P70"><text:tab/><text:span text:style-name="T27">&lt;/html&gt;</text:span></text:p>
      <text:p text:style-name="P70"/>
      <text:p text:style-name="P70"><text:tab/>・<text:span text:style-name="T27">javascript<text:tab/>(main.js)</text:span></text:p>
      <text:p text:style-name="P70"><text:tab/><text:span text:style-name="T27">let ajax = new XMLHttpRequest();</text:span></text:p>
      <text:p text:style-name="P70"><text:tab/><text:span text:style-name="T27">ajax.open(‘GET’, ‘images.json’);<text:tab/>// GETかPOSTかを指定</text:span></text:p>
      <text:p text:style-name="P70"><text:tab/><text:span text:style-name="T27">ajax.responseType = ‘json’;<text:tab/><text:tab/>// データ型jsonを指定</text:span></text:p>
      <text:p text:style-name="P70"><text:tab/><text:span text:style-name="T27">ajax.send(null);<text:tab/><text:tab/>// データを取得するだけならnull、送信する場合は、</text:span></text:p>
      <text:p text:style-name="P70"><text:tab/><text:tab/><text:tab/><text:tab/><text:tab/>// <text:span text:style-name="T27">ajax.send(‘x=1&amp;y=2’)のように送信する.</text:span></text:p>
      <text:p text:style-name="P70"/>
      <text:p text:style-name="P70"><text:tab/><text:span text:style-name="T27">ajax.onreadystatechange = function() {</text:span></text:p>
      <text:p text:style-name="P70"><text:tab/><text:tab/><text:span text:style-name="T27">if(ajax.readyStete === XMLHttpReqest.DONE &amp;&amp; ajax.status === 200) {</text:span></text:p>
      <text:p text:style-name="P70"><text:tab/><text:tab/><text:tab/>ここに<text:span text:style-name="T28">id=IDに表示する</text:span>処理を書く</text:p>
      <text:p text:style-name="P70"><text:soft-page-break/><text:tab/><text:tab/><text:span text:style-name="T28">}</text:span></text:p>
      <text:p text:style-name="P70"><text:tab/><text:span text:style-name="T28">};</text:span></text:p>
      <text:p text:style-name="P70"/>
      <text:p text:style-name="P70"/>
      <text:p text:style-name="P70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85">数値</text:p>
          </table:table-cell>
          <table:table-cell table:style-name="表2.A1" office:value-type="string">
            <text:p text:style-name="P85">定数</text:p>
          </table:table-cell>
          <table:table-cell table:style-name="表2.C1" office:value-type="string">
            <text:p text:style-name="P85">意味</text:p>
          </table:table-cell>
        </table:table-row>
        <table:table-row>
          <table:table-cell table:style-name="表2.A2" office:value-type="string">
            <text:p text:style-name="P88">0</text:p>
          </table:table-cell>
          <table:table-cell table:style-name="表2.A2" office:value-type="string">
            <text:p text:style-name="P88">UNSENT</text:p>
          </table:table-cell>
          <table:table-cell table:style-name="表2.C2" office:value-type="string">
            <text:p text:style-name="P85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88">1</text:p>
          </table:table-cell>
          <table:table-cell table:style-name="表2.A2" office:value-type="string">
            <text:p text:style-name="P88">OPENED</text:p>
          </table:table-cell>
          <table:table-cell table:style-name="表2.C2" office:value-type="string">
            <text:p text:style-name="P88">openメソッドを利用した</text:p>
          </table:table-cell>
        </table:table-row>
        <table:table-row>
          <table:table-cell table:style-name="表2.A2" office:value-type="string">
            <text:p text:style-name="P88">2</text:p>
          </table:table-cell>
          <table:table-cell table:style-name="表2.A2" office:value-type="string">
            <text:p text:style-name="P88">HEADERS_RECEIVED</text:p>
          </table:table-cell>
          <table:table-cell table:style-name="表2.C2" office:value-type="string">
            <text:p text:style-name="P88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88">3</text:p>
          </table:table-cell>
          <table:table-cell table:style-name="表2.A2" office:value-type="string">
            <text:p text:style-name="P88">LOADING</text:p>
          </table:table-cell>
          <table:table-cell table:style-name="表2.C2" office:value-type="string">
            <text:p text:style-name="P85">データを受信中である</text:p>
          </table:table-cell>
        </table:table-row>
        <table:table-row>
          <table:table-cell table:style-name="表2.A2" office:value-type="string">
            <text:p text:style-name="P88">4</text:p>
          </table:table-cell>
          <table:table-cell table:style-name="表2.A2" office:value-type="string">
            <text:p text:style-name="P88">DONE</text:p>
          </table:table-cell>
          <table:table-cell table:style-name="表2.C2" office:value-type="string">
            <text:p text:style-name="P88">通信が終了して、全てのデータが受信できた</text:p>
          </table:table-cell>
        </table:table-row>
      </table:table>
      <text:p text:style-name="P70"/>
      <text:p text:style-name="P70"/>
      <text:p text:style-name="P70">・<text:span text:style-name="T28">HTTPステータス</text:span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88">ステータスコード</text:p>
          </table:table-cell>
          <table:table-cell table:style-name="表3.B1" office:value-type="string">
            <text:p text:style-name="P85">意味</text:p>
          </table:table-cell>
        </table:table-row>
        <table:table-row>
          <table:table-cell table:style-name="表3.A2" office:value-type="string">
            <text:p text:style-name="P88">200</text:p>
          </table:table-cell>
          <table:table-cell table:style-name="表3.B2" office:value-type="string">
            <text:p text:style-name="P85">正常終了</text:p>
          </table:table-cell>
        </table:table-row>
        <table:table-row>
          <table:table-cell table:style-name="表3.A2" office:value-type="string">
            <text:p text:style-name="P88">301</text:p>
          </table:table-cell>
          <table:table-cell table:style-name="表3.B2" office:value-type="string">
            <text:p text:style-name="P88">Webページが移動した</text:p>
          </table:table-cell>
        </table:table-row>
        <table:table-row>
          <table:table-cell table:style-name="表3.A2" office:value-type="string">
            <text:p text:style-name="P88">401</text:p>
          </table:table-cell>
          <table:table-cell table:style-name="表3.B2" office:value-type="string">
            <text:p text:style-name="P85">認証が必要</text:p>
          </table:table-cell>
        </table:table-row>
        <table:table-row>
          <table:table-cell table:style-name="表3.A2" office:value-type="string">
            <text:p text:style-name="P88">404</text:p>
          </table:table-cell>
          <table:table-cell table:style-name="表3.B2" office:value-type="string">
            <text:p text:style-name="P88">ファイルが見つからなかった</text:p>
          </table:table-cell>
        </table:table-row>
        <table:table-row>
          <table:table-cell table:style-name="表3.A2" office:value-type="string">
            <text:p text:style-name="P88">500</text:p>
          </table:table-cell>
          <table:table-cell table:style-name="表3.B2" office:value-type="string">
            <text:p text:style-name="P85">内部エラー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1"><text:soft-page-break/>2<text:span text:style-name="T32">1</text:span>.<text:span text:style-name="T32">fetch</text:span></text:p>
      <text:p text:style-name="P50"/>
      <text:p text:style-name="P74">1.Textファイルの読み取り</text:p>
      <text:p text:style-name="P74"/>
      <text:p text:style-name="P75">main.js</text:p>
      <text:p text:style-name="P74"/>
      <text:p text:style-name="P74">fetch(‘sample.txt’)<text:tab/><text:tab/><text:tab/><text:tab/>// テキストファイルを読み込む</text:p>
      <text:p text:style-name="P74"><text:tab/>.then((data) =&gt; data.text())<text:tab/>// dataにテキストファイルのデータを代入し、textデータをデータ取り出す</text:p>
      <text:p text:style-name="P74"><text:tab/>.then((text) =&gt; {<text:tab/><text:tab/><text:tab/>// textにtextデータを代入し</text:p>
      <text:p text:style-name="P74"><text:tab/><text:tab/>document.querySelector(‘#txt’).innerHTML = text;</text:p>
      <text:p text:style-name="P74"><text:tab/><text:tab/>// HTMLにtextの内容を表示</text:p>
      <text:p text:style-name="P74"><text:tab/>});</text:p>
      <text:p text:style-name="P74"/>
      <text:p text:style-name="P74"/>
      <text:p text:style-name="P75">2.jsonファイルの読み取り</text:p>
      <text:p text:style-name="P75"/>
      <text:p text:style-name="P76">msin.jd</text:p>
      <text:p text:style-name="P76"/>
      <text:p text:style-name="P76">fetch(‘sample.json’)<text:tab/><text:tab/><text:tab/><text:tab/>// jsonファイルを読み込む</text:p>
      <text:p text:style-name="P76"><text:tab/>.then((data) =&gt; data.json())<text:tab/>// jsonファイルをdataに代入し、jsonデータを取り出す</text:p>
      <text:p text:style-name="P76"><text:tab/>.then((obj) =&gt; {<text:tab/><text:tab/>// jsonデータをobjに代入</text:p>
      <text:p text:style-name="P76"><text:tab/><text:tab/>console.log(obj);<text:tab/>// コンソールに表示</text:p>
      <text:p text:style-name="P76"><text:tab/><text:tab/>document.querySelector(‘#json’).innerHTML = obj[0][“title”];<text:tab/><text:tab/>// 配列0番の”title”キーの内容を表示</text:p>
      <text:p text:style-name="P76">});</text:p>
      <text:p text:style-name="P76"/>
      <text:p text:style-name="P76"/>
      <text:p text:style-name="P76">3.postで通信する</text:p>
      <text:p text:style-name="P76"/>
      <text:p text:style-name="P76">main.js</text:p>
      <text:p text:style-name="P76"/>
      <text:p text:style-name="P76">const obj = {hello: ‘world’};</text:p>
      <text:p text:style-name="P76"/>
      <text:p text:style-name="P76"><text:soft-page-break/>const data = {<text:tab/><text:tab/><text:tab/><text:tab/><text:tab/>// 送信用データ作成</text:p>
      <text:p text:style-name="P76"><text:tab/>method: ‘POST’,<text:tab/><text:tab/><text:tab/>// POSTモードで送信</text:p>
      <text:p text:style-name="P76"><text:tab/>headers: {</text:p>
      <text:p text:style-name="P76"><text:tab/><text:tab/>‘Content-Type’: ‘application/json’<text:tab/>// POSTモードで使うヘッダー</text:p>
      <text:p text:style-name="P76"><text:tab/>},</text:p>
      <text:p text:style-name="P76"><text:tab/>body: JSON.stringify(obj)<text:tab/><text:tab/>// JSON形式にデータを変換</text:p>
      <text:p text:style-name="P76">};</text:p>
      <text:p text:style-name="P76"/>
      <text:p text:style-name="P76">fetch(‘recieve.py’, data)<text:tab/><text:tab/><text:tab/>// <text:span text:style-name="T33">pythonファイルに送信データを送信</text:span></text:p>
      <text:p text:style-name="P76"><text:tab/>.then((res) =&gt; res.json())<text:tab/><text:tab/>// 受信したデータの内容を取り出す<text:span text:style-name="T33">(json()で読み込んだ時点で、オブジェクト化している)</text:span></text:p>
      <text:p text:style-name="P76"><text:tab/>.then(console.log);<text:tab/><text:tab/>// コンソールに表示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5T15:03:14.055430933</dc:date>
    <meta:editing-duration>PT7H6M35S</meta:editing-duration>
    <meta:editing-cycles>78</meta:editing-cycles>
    <meta:generator>LibreOffice/6.0.7.3$Linux_X86_64 LibreOffice_project/00m0$Build-3</meta:generator>
    <meta:document-statistic meta:table-count="3" meta:image-count="0" meta:object-count="0" meta:page-count="38" meta:paragraph-count="652" meta:word-count="5220" meta:character-count="13772" meta:non-whitespace-character-count="12156"/>
  </office:meta>
</office:document-meta>
</file>